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06051A06787DE00EA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ce181e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5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e181e" fo:font-size="24pt" style:font-size-asian="24pt" style:font-size-complex="24pt"/>
    </style:style>
    <style:style style:name="P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ce181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57cm" svg:height="3.8cm" svg:x="1.83cm" svg:y="4.2cm">
          <draw:image xlink:href="Pictures/100002010000023A0000006051A06787DE00EA37.png" xlink:type="simple" xlink:show="embed" xlink:actuate="onLoad">
            <text:p/>
          </draw:image>
        </draw:frame>
        <draw:line draw:style-name="gr2" draw:text-style-name="P1" draw:layer="layout" svg:x1="2.2cm" svg:y1="7.2cm" svg:x2="19cm" svg:y2="7.2cm">
          <text:p/>
        </draw:line>
        <draw:frame draw:style-name="gr3" draw:text-style-name="P3" draw:layer="layout" svg:width="13.6cm" svg:height="1.195cm" svg:x="4.4cm" svg:y="7.605cm">
          <draw:text-box>
            <text:p text:style-name="P2"><text:span text:style-name="T1">Initiate Matlab in batch mode</text:span></text:p>
          </draw:text-box>
        </draw:frame>
        <draw:frame draw:style-name="gr4" draw:text-style-name="P3" draw:layer="layout" svg:width="6.7cm" svg:height="3.083cm" svg:x="19.8cm" svg:y="7.517cm">
          <draw:text-box>
            <text:p text:style-name="P2"><text:span text:style-name="T1">Run test.m with two parameters (given later)</text:span></text:p>
          </draw:text-box>
        </draw:frame>
        <draw:line draw:style-name="gr5" draw:text-style-name="P4" draw:layer="layout" svg:x1="22.1cm" svg:y1="7.8cm" svg:x2="22.1cm" svg:y2="6.4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21:39:49.552462728</meta:creation-date>
    <dc:date>2019-03-20T21:45:04.835561094</dc:date>
    <meta:editing-duration>PT5M23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